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CSS Zen Garden – <text:a xlink:type="simple" xlink:href="http://www.csszengarden.com/">www.csszengarden.com/</text:a> </text:p>
      <text:p text:style-name="Standard"><text:tab/><text:tab/>This website is a web example of how a css document can change the same document.</text:p>
      <text:p text:style-name="Standard"/>
      <text:p text:style-name="Standard"><text:tab/><text:tab/>-It is possible to set up alternate css styles, that will allow the user to change the css.</text:p>
      <text:p text:style-name="Standard"/>
      <text:p text:style-name="Standard">Notes-</text:p>
      <text:p text:style-name="Standard"><text:tab/>3 ways to apply styles to webpage documents</text:p>
      <text:p text:style-name="Standard"><text:tab/><text:tab/>first to place style in an external style sheet</text:p>
      <text:p text:style-name="Standard"><text:tab/><text:tab/>style attributes on the elements themselves</text:p>
      <text:p text:style-name="Standard"><text:tab/><text:tab/>written into the file away element</text:p>
      <text:p text:style-name="Standard"><text:tab/>&lt;link&gt; element has 4 attributes</text:p>
      <text:p text:style-name="Standard"><text:tab/><text:tab/>rel= attribute tells what it is and what its related to.(stylesheet)</text:p>
      <text:p text:style-name="Standard"><text:tab/><text:tab/>Type= text/css</text:p>
      <text:p text:style-name="Standard"><text:tab/><text:tab/>href= path to where the CSS file is. Href=”css/main.css”</text:p>
      <text:p text:style-name="Standard"><text:tab/><text:tab/>media=”screen” /&gt;</text:p>
      <text:p text:style-name="Standard"><text:tab/><text:tab/><text:tab/>media types </text:p>
      <text:p text:style-name="Standard"><text:tab/><text:tab/><text:tab/><text:tab/>media=all applies to all media</text:p>
      <text:p text:style-name="Standard"><text:tab/><text:tab/><text:tab/><text:tab/>media=braile for braille output</text:p>
      <text:p text:style-name="Standard"><text:tab/><text:tab/><text:tab/><text:tab/>media=embossed braille printers</text:p>
      <text:p text:style-name="Standard"><text:tab/><text:tab/><text:tab/><text:tab/>media=handeheld for smartphones</text:p>
      <text:p text:style-name="Standard"><text:tab/><text:tab/><text:tab/><text:tab/>media=print</text:p>
      <text:p text:style-name="Standard"><text:tab/><text:tab/><text:tab/><text:tab/>media=projection for projectors</text:p>
      <text:p text:style-name="Standard"><text:tab/><text:tab/><text:tab/><text:tab/>media=screen</text:p>
      <text:p text:style-name="Standard"><text:tab/><text:tab/><text:tab/><text:tab/>media=speech</text:p>
      <text:p text:style-name="Standard"><text:tab/><text:tab/><text:tab/><text:tab/>media=tty for any media that has a fixed print character</text:p>
      <text:p text:style-name="Standard"><text:tab/><text:tab/><text:tab/><text:tab/>media=tv</text:p>
      <text:p text:style-name="Standard"><text:tab/><text:tab/>&lt;style type=”text/css”&gt;</text:p>
      <text:p text:style-name="Standard"><text:tab/><text:tab/>@import url(css/main.css);</text:p>
      <text:p text:style-name="Standard"><text:tab/><text:tab/>&lt;/style&gt;</text:p>
      <text:p text:style-name="Standard"><text:tab/>href=”/css/main.css” is from the webroot.</text:p>
      <text:p text:style-name="Standard"><text:tab/>href=”css/main.css' is from the document root.</text:p>
      <text:p text:style-name="Standard"><text:tab/></text:p>
      <text:p text:style-name="Standard">Notes – continued 1/26/09</text:p>
      <text:p text:style-name="Standard"><text:tab/>To comment in css use: /* <text:s/>content goes here */</text:p>
      <text:p text:style-name="Standard"><text:tab/></text:p>
      <text:p text:style-name="Standard"><text:tab/>External css</text:p>
      <text:p text:style-name="Standard"><text:tab/><text:tab/>&lt;style type=”text/css”&gt;</text:p>
      <text:p text:style-name="Standard"><text:tab/><text:tab/><text:tab/>@import url (css/main.css);</text:p>
      <text:p text:style-name="Standard"><text:tab/><text:tab/>&lt;/style&gt;</text:p>
      <text:p text:style-name="Standard"><text:tab/>Embedded</text:p>
      <text:p text:style-name="Standard"><text:tab/><text:tab/>&lt;style type=”text/css” media=”screen”&gt;</text:p>
      <text:p text:style-name="Standard"><text:tab/><text:tab/><text:tab/>/*CSS rules go here */</text:p>
      <text:p text:style-name="Standard"><text:tab/><text:tab/>&lt;/style&gt;</text:p>
      <text:p text:style-name="Standard"><text:tab/>Naming rules for the files to be turned in:</text:p>
      <text:p text:style-name="Standard"><text:tab/><text:tab/>assignment_tdjones – folder name</text:p>
      <text:p text:style-name="Standard"><text:tab/><text:tab/><text:tab/>index.html – all files go in the root of the assignment folder</text:p>
      <text:p text:style-name="Standard"><text:tab/><text:tab/><text:tab/>css – all css files go in this folder</text:p>
      <text:p text:style-name="Standard"><text:tab/><text:tab/><text:tab/>img – all images go in this folder</text:p>
      <text:p text:style-name="Standard"><text:tab/><text:tab/><text:tab/>js – all javascript files go in this folder</text:p>
      <text:p text:style-name="Standard"><text:soft-page-break/><text:tab/>All css files start of with a multi-name comment</text:p>
      <text:p text:style-name="Standard"><text:tab/><text:tab/>Name of the assignement</text:p>
      <text:p text:style-name="Standard"><text:tab/><text:tab/>Name of the file</text:p>
      <text:p text:style-name="Standard"><text:tab/><text:tab/>My name</text:p>
      <text:p text:style-name="Standard"><text:tab/><text:tab/>Current Semester</text:p>
      <text:p text:style-name="Standard"><text:tab/><text:tab/>Files this file is linking to</text:p>
      <text:p text:style-name="Standard"><text:tab/>Group your css codes into categories</text:p>
      <text:p text:style-name="Standard"><text:tab/><text:tab/>have a section header and footer to know where it ends and beg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3T10:33:06.39</meta:creation-date>
    <dc:date>2009-01-26T10:52:15.90</dc:date>
    <meta:editing-duration>PT00H37M44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2" meta:paragraph-count="55" meta:word-count="277" meta:character-count="1808"/>
    <meta:user-defined meta:name="Info 1"/>
    <meta:user-defined meta:name="Info 2"/>
    <meta:user-defined meta:name="Info 3"/>
    <meta:user-defined meta:name="Info 4"/>
  </office:meta>
</office:document-meta>
</file>